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3cm" fo:min-width="0.68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3cm" fo:min-width="0.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3cm" fo:min-width="0.6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0.68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0.688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49cm" svg:height="1.561cm" svg:x="1.699cm" svg:y="4.33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1.561cm" svg:x="3.929cm" svg:y="4.33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49cm" svg:height="1.561cm" svg:x="6.159cm" svg:y="4.33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49cm" svg:height="1.561cm" svg:x="8.389cm" svg:y="4.33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49cm" svg:height="1.561cm" svg:x="10.619cm" svg:y="4.33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49cm" svg:height="1.561cm" svg:x="12.849cm" svg:y="4.33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49cm" svg:height="1.561cm" svg:x="15.079cm" svg:y="4.336cm">
          <text:p text:style-name="P2"/>
          <draw:enhanced-geometry svg:viewBox="0 0 21600 21600" draw:type="rectangle" draw:enhanced-path="M 0 0 L 21600 0 21600 21600 0 21600 0 0 Z N"/>
        </draw:custom-shape>
        <draw:frame draw:style-name="gr2" draw:layer="layout" svg:width="1.189cm" svg:height="1.613cm" svg:x="2.283cm" svg:y="3.183cm">
          <draw:text-box>
            <text:p>0</text:p>
          </draw:text-box>
        </draw:frame>
        <draw:frame draw:style-name="gr3" draw:layer="layout" svg:width="1.19cm" svg:height="1.613cm" svg:x="4.514cm" svg:y="3.183cm">
          <draw:text-box>
            <text:p>1</text:p>
          </draw:text-box>
        </draw:frame>
        <draw:frame draw:style-name="gr3" draw:layer="layout" svg:width="1.19cm" svg:height="1.613cm" svg:x="6.744cm" svg:y="3.183cm">
          <draw:text-box>
            <text:p>2</text:p>
          </draw:text-box>
        </draw:frame>
        <draw:frame draw:style-name="gr4" draw:layer="layout" svg:width="1.188cm" svg:height="1.613cm" svg:x="8.975cm" svg:y="3.183cm">
          <draw:text-box>
            <text:p>3</text:p>
          </draw:text-box>
        </draw:frame>
        <draw:frame draw:style-name="gr4" draw:layer="layout" svg:width="1.188cm" svg:height="1.613cm" svg:x="11.205cm" svg:y="3.183cm">
          <draw:text-box>
            <text:p>4</text:p>
          </draw:text-box>
        </draw:frame>
        <draw:frame draw:style-name="gr2" draw:layer="layout" svg:width="1.189cm" svg:height="1.613cm" svg:x="13.434cm" svg:y="3.183cm">
          <draw:text-box>
            <text:p>5</text:p>
          </draw:text-box>
        </draw:frame>
        <draw:frame draw:style-name="gr2" draw:layer="layout" svg:width="1.189cm" svg:height="1.613cm" svg:x="15.664cm" svg:y="3.183cm">
          <draw:text-box>
            <text:p>6</text:p>
          </draw:text-box>
        </draw:frame>
        <draw:custom-shape draw:style-name="gr1" draw:text-style-name="P1" draw:layer="layout" svg:width="2.249cm" svg:height="1.561cm" svg:x="17.309cm" svg:y="4.337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1.561cm" svg:x="19.538cm" svg:y="4.337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49cm" svg:height="1.561cm" svg:x="21.769cm" svg:y="4.337cm">
          <text:p text:style-name="P2"/>
          <draw:enhanced-geometry svg:viewBox="0 0 21600 21600" draw:type="rectangle" draw:enhanced-path="M 0 0 L 21600 0 21600 21600 0 21600 0 0 Z N"/>
        </draw:custom-shape>
        <draw:frame draw:style-name="gr5" draw:layer="layout" svg:width="1.187cm" svg:height="1.614cm" svg:x="17.893cm" svg:y="3.184cm">
          <draw:text-box>
            <text:p>7</text:p>
          </draw:text-box>
        </draw:frame>
        <draw:frame draw:style-name="gr6" draw:layer="layout" svg:width="1.188cm" svg:height="1.614cm" svg:x="20.125cm" svg:y="3.184cm">
          <draw:text-box>
            <text:p>8</text:p>
          </draw:text-box>
        </draw:frame>
        <draw:frame draw:style-name="gr6" draw:layer="layout" svg:width="1.188cm" svg:height="1.614cm" svg:x="22.355cm" svg:y="3.184cm">
          <draw:text-box>
            <text:p>9</text:p>
          </draw:text-box>
        </draw:frame>
        <draw:frame draw:style-name="gr7" draw:text-style-name="P2" draw:layer="layout" svg:width="1.955cm" svg:height="0.971cm" svg:x="10.839cm" svg:y="4.69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2" draw:layer="layout" svg:width="1.973cm" svg:height="0.971cm" svg:x="13.04cm" svg:y="4.69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2" draw:layer="layout" svg:width="1.964cm" svg:height="0.971cm" svg:x="15.241cm" svg:y="4.69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2" draw:layer="layout" svg:width="1.973cm" svg:height="0.971cm" svg:x="17.542cm" svg:y="4.69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2" draw:layer="layout" svg:width="1.961cm" svg:height="0.971cm" svg:x="19.743cm" svg:y="4.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2" draw:layer="layout" svg:width="1.955cm" svg:height="0.971cm" svg:x="21.944cm" svg:y="4.7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2" draw:layer="layout" svg:width="1.973cm" svg:height="0.971cm" svg:x="8.54cm" svg:y="4.69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2" draw:layer="layout" svg:width="1.964cm" svg:height="0.971cm" svg:x="6.341cm" svg:y="4.69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2" draw:layer="layout" svg:width="1.961cm" svg:height="0.971cm" svg:x="4.142cm" svg:y="4.69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3" draw:layer="layout" svg:width="2.691cm" svg:height="1.613cm" svg:x="11.175cm" svg:y="1.084cm">
          <draw:text-box>
            <text:p text:style-name="P3"><text:span text:style-name="T1">L = 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9-02T19:53:12.786718338</dc:date>
    <dc:creator>elucterio </dc:creator>
    <meta:editing-duration>PT1M4S</meta:editing-duration>
    <meta:editing-cycles>3</meta:editing-cycles>
    <meta:generator>LibreOffice/4.2.8.2$Linux_X86_64 LibreOffice_project/420m0$Build-2</meta:generator>
    <meta:document-statistic meta:object-count="30"/>
  </office:meta>
</office:document-meta>
</file>

<file path=Object 1/content.xml><?xml version="1.0" encoding="utf-8"?>
<math xmlns="http://www.w3.org/1998/Math/MathML" display="block">
  <semantics>
    <mrow>
      <msub>
        <mi>V</mi>
        <mn>4</mn>
      </msub>
      <mo stretchy="false">×</mo>
      <msup>
        <mi>B</mi>
        <mn>5</mn>
      </msup>
    </mrow>
    <annotation encoding="StarMath 5.0">{V_{4}} times {B^5}</annotation>
  </semantics>
</math>
</file>

<file path=Object 2/content.xml><?xml version="1.0" encoding="utf-8"?>
<math xmlns="http://www.w3.org/1998/Math/MathML" display="block">
  <semantics>
    <mrow>
      <msub>
        <mi>V</mi>
        <mn>5</mn>
      </msub>
      <mo stretchy="false">×</mo>
      <msup>
        <mi>B</mi>
        <mn>4</mn>
      </msup>
    </mrow>
    <annotation encoding="StarMath 5.0">{V_{5}} times {B^4}</annotation>
  </semantics>
</math>
</file>

<file path=Object 3/content.xml><?xml version="1.0" encoding="utf-8"?>
<math xmlns="http://www.w3.org/1998/Math/MathML" display="block">
  <semantics>
    <mrow>
      <msub>
        <mi>V</mi>
        <mn>6</mn>
      </msub>
      <mo stretchy="false">×</mo>
      <msup>
        <mi>B</mi>
        <mn>3</mn>
      </msup>
    </mrow>
    <annotation encoding="StarMath 5.0">{V_{6}} times {B^3}</annotation>
  </semantics>
</math>
</file>

<file path=Object 4/content.xml><?xml version="1.0" encoding="utf-8"?>
<math xmlns="http://www.w3.org/1998/Math/MathML" display="block">
  <semantics>
    <mrow>
      <msub>
        <mi>V</mi>
        <mn>7</mn>
      </msub>
      <mo stretchy="false">×</mo>
      <msup>
        <mi>B</mi>
        <mn>2</mn>
      </msup>
    </mrow>
    <annotation encoding="StarMath 5.0">{V_{7}} times {B^2}</annotation>
  </semantics>
</math>
</file>

<file path=Object 5/content.xml><?xml version="1.0" encoding="utf-8"?>
<math xmlns="http://www.w3.org/1998/Math/MathML" display="block">
  <semantics>
    <mrow>
      <msub>
        <mi>V</mi>
        <mn>8</mn>
      </msub>
      <mo stretchy="false">×</mo>
      <msup>
        <mi>B</mi>
        <mn>1</mn>
      </msup>
    </mrow>
    <annotation encoding="StarMath 5.0">{V_{8}} times {B^1}</annotation>
  </semantics>
</math>
</file>

<file path=Object 6/content.xml><?xml version="1.0" encoding="utf-8"?>
<math xmlns="http://www.w3.org/1998/Math/MathML" display="block">
  <semantics>
    <mrow>
      <msub>
        <mi>V</mi>
        <mn>9</mn>
      </msub>
      <mo stretchy="false">×</mo>
      <msup>
        <mi>B</mi>
        <mn>0</mn>
      </msup>
    </mrow>
    <annotation encoding="StarMath 5.0">{V_{9}} times {B^0}</annotation>
  </semantics>
</math>
</file>

<file path=Object 7/content.xml><?xml version="1.0" encoding="utf-8"?>
<math xmlns="http://www.w3.org/1998/Math/MathML" display="block">
  <semantics>
    <mrow>
      <msub>
        <mi>V</mi>
        <mn>3</mn>
      </msub>
      <mo stretchy="false">×</mo>
      <msup>
        <mi>B</mi>
        <mn>6</mn>
      </msup>
    </mrow>
    <annotation encoding="StarMath 5.0">{V_{3
}} times {B^6}</annotation>
  </semantics>
</math>
</file>

<file path=Object 8/content.xml><?xml version="1.0" encoding="utf-8"?>
<math xmlns="http://www.w3.org/1998/Math/MathML" display="block">
  <semantics>
    <mrow>
      <msub>
        <mi>V</mi>
        <mn>2</mn>
      </msub>
      <mo stretchy="false">×</mo>
      <msup>
        <mi>B</mi>
        <mn>7</mn>
      </msup>
    </mrow>
    <annotation encoding="StarMath 5.0">{V_{2}} times {B^7}</annotation>
  </semantics>
</math>
</file>

<file path=Object 9/content.xml><?xml version="1.0" encoding="utf-8"?>
<math xmlns="http://www.w3.org/1998/Math/MathML" display="block">
  <semantics>
    <mrow>
      <msub>
        <mi>V</mi>
        <mn>1</mn>
      </msub>
      <mo stretchy="false">×</mo>
      <msup>
        <mi>B</mi>
        <mn>8</mn>
      </msup>
    </mrow>
    <annotation encoding="StarMath 5.0">{V_{1}} times {B^8}</annotation>
  </semantics>
</math>
</file>